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BMOJKFQ0VVr5O2JzByVg_bQekRDxWgx2asfVPmJqkBHXAmogsfii26UWz6raqZXc55JPMKY5vtUM3nY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8T11:44:43.346982315</meta:creation-date>
    <dc:date>2025-01-18T12:04:31.631542315</dc:date>
    <meta:editing-duration>PT9M38S</meta:editing-duration>
    <meta:editing-cycles>1</meta:editing-cycles>
    <meta:document-statistic meta:table-count="0" meta:image-count="0" meta:object-count="0" meta:page-count="1" meta:paragraph-count="1" meta:word-count="1" meta:character-count="93" meta:non-whitespace-character-count="93"/>
    <meta:generator>LibreOffice/6.4.7.2$Linux_X86_64 LibreOffice_project/40$Build-2</meta:generator>
  </office:meta>
</office:document-meta>
</file>